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etBrains Mono" svg:font-family="'JetBrains Mono'" style:font-family-generic="modern"/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eeeeee" draw:textarea-horizontal-align="justify" draw:textarea-vertical-align="middle" draw:auto-grow-height="false" fo:min-height="4.89cm" fo:min-width="7.573cm"/>
    </style:style>
    <style:style style:name="gr2" style:family="graphic" style:parent-style-name="objectwithoutfill">
      <style:graphic-properties svg:stroke-width="0.053cm" svg:stroke-color="#fdb94d" draw:marker-start-width="0.28cm" draw:marker-end="Symmetric_20_Arrow" draw:marker-end-width="0.38cm" draw:fill="none" draw:textarea-vertical-align="middle" fo:padding-top="0.152cm" fo:padding-bottom="0.152cm" fo:padding-left="0.277cm" fo:padding-right="0.277cm"/>
    </style:style>
    <style:style style:name="gr3" style:family="graphic" style:parent-style-name="standard">
      <style:graphic-properties draw:stroke="none" draw:fill-color="#eeeeee" draw:textarea-horizontal-align="justify" draw:textarea-vertical-align="middle" draw:auto-grow-height="false" fo:min-height="9.174cm" fo:min-width="27.44cm"/>
    </style:style>
    <style:style style:name="gr4" style:family="graphic" style:parent-style-name="standard">
      <style:graphic-properties svg:stroke-color="#000000" draw:fill-color="#eeeeee" draw:textarea-horizontal-align="justify" draw:textarea-vertical-align="middle" draw:auto-grow-height="false" fo:min-height="1.144cm" fo:min-width="2.217cm"/>
    </style:style>
    <style:style style:name="gr5" style:family="graphic" style:parent-style-name="standard">
      <style:graphic-properties svg:stroke-color="#000000" draw:fill-color="#adc5e7" draw:textarea-horizontal-align="justify" draw:textarea-vertical-align="middle" draw:auto-grow-height="false" fo:min-height="1.144cm" fo:min-width="5.435cm"/>
    </style:style>
    <style:style style:name="gr6" style:family="graphic" style:parent-style-name="objectwithoutfill">
      <style:graphic-properties svg:stroke-width="0.053cm" svg:stroke-color="#fdb94d" draw:marker-start-width="0.28cm" draw:marker-end="Symmetric_20_Arrow" draw:marker-end-width="0.38cm" draw:fill="none" draw:textarea-vertical-align="middle" fo:padding-top="0.152cm" fo:padding-bottom="0.152cm" fo:padding-left="0.277cm" fo:padding-right="0.277cm"/>
    </style:style>
    <style:style style:name="gr7" style:family="graphic" style:parent-style-name="standard">
      <style:graphic-properties draw:stroke="dash" draw:stroke-dash="Ultrafine_20_Dashed" svg:stroke-color="#000000" draw:fill-color="#adc5e7" draw:opacity="41%" draw:textarea-horizontal-align="justify" draw:textarea-vertical-align="middle" draw:auto-grow-height="false" fo:min-height="1.144cm" fo:min-width="5.435cm"/>
    </style:style>
    <style:style style:name="gr8" style:family="graphic" style:parent-style-name="standard">
      <style:graphic-properties draw:stroke="dash" draw:stroke-dash="Ultrafine_20_Dashed" svg:stroke-color="#000000" draw:fill-color="#eeeeee" draw:textarea-horizontal-align="justify" draw:textarea-vertical-align="middle" draw:auto-grow-height="false" fo:min-height="1.144cm" fo:min-width="2.217cm"/>
    </style:style>
    <style:style style:name="gr9" style:family="graphic" style:parent-style-name="standard" style:list-style-name="L1">
      <style:graphic-properties draw:stroke="none" svg:stroke-color="#000000" draw:fill="none" draw:fill-color="#ffffff" fo:min-height="2.849cm"/>
    </style:style>
    <style:style style:name="gr10" style:family="graphic" style:parent-style-name="standard">
      <style:graphic-properties draw:stroke="none" svg:stroke-color="#000000" draw:fill="none" draw:fill-color="#ffffff" fo:min-height="0.53cm"/>
    </style:style>
    <style:style style:name="gr11" style:family="graphic" style:parent-style-name="standard">
      <style:graphic-properties draw:stroke="none" svg:stroke-color="#000000" draw:fill="none" draw:fill-color="#ffffff" fo:min-height="0.58cm"/>
    </style:style>
    <style:style style:name="gr12" style:family="graphic" style:parent-style-name="standard">
      <style:graphic-properties draw:stroke="none" draw:fill-color="#fdb94d" draw:textarea-horizontal-align="justify" draw:textarea-vertical-align="middle" draw:auto-grow-height="false" fo:min-height="1.289cm" fo:min-width="4.49cm" fo:wrap-option="no-wrap"/>
    </style:style>
    <style:style style:name="gr13" style:family="graphic" style:parent-style-name="standard">
      <style:graphic-properties draw:stroke="none" draw:fill-color="#fdb94d" draw:textarea-horizontal-align="justify" draw:textarea-vertical-align="middle" draw:auto-grow-height="false" fo:min-height="1.289cm" fo:min-width="4.992cm" fo:wrap-option="no-wrap"/>
    </style:style>
    <style:style style:name="gr14" style:family="graphic" style:parent-style-name="standard">
      <style:graphic-properties draw:stroke="none" svg:stroke-color="#000000" draw:fill="none" draw:fill-color="#ffffff"/>
    </style:style>
    <style:style style:name="gr15" style:family="graphic" style:parent-style-name="standard">
      <style:graphic-properties svg:stroke-width="0.053cm" draw:marker-start-width="0.279cm" draw:marker-end-width="0.279cm" fo:padding-top="0.151cm" fo:padding-bottom="0.151cm" fo:padding-left="0.276cm" fo:padding-right="0.276cm"/>
    </style:style>
    <style:style style:name="gr16" style:family="graphic" style:parent-style-name="standard">
      <style:graphic-properties draw:stroke="none" draw:fill-color="#cccccc" draw:textarea-horizontal-align="justify" draw:textarea-vertical-align="middle" draw:auto-grow-height="false" fo:min-height="2.28cm" fo:min-width="9.33cm"/>
    </style:style>
    <style:style style:name="gr17" style:family="graphic" style:parent-style-name="objectwithoutfill">
      <style:graphic-properties svg:stroke-width="0.035cm" svg:stroke-color="#000000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18" style:family="graphic" style:parent-style-name="objectwithoutfill">
      <style:graphic-properties svg:stroke-width="0.106cm" svg:stroke-color="#f58220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P1" style:family="paragraph">
      <loext:graphic-properties draw:fill-color="#eeeeee"/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9pt" fo:font-weight="normal" style:font-size-asian="9pt" style:font-weight-asian="normal" style:font-size-complex="9pt" style:font-weight-complex="normal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eeeeee"/>
      <style:paragraph-properties fo:text-align="center"/>
      <style:text-properties fo:font-size="9pt"/>
    </style:style>
    <style:style style:name="P6" style:family="paragraph">
      <loext:graphic-properties draw:fill-color="#adc5e7"/>
      <style:paragraph-properties fo:text-align="center"/>
      <style:text-properties fo:font-size="9pt"/>
    </style:style>
    <style:style style:name="P7" style:family="paragraph">
      <loext:graphic-properties draw:fill-color="#adc5e7" draw:opacity="41%"/>
      <style:paragraph-properties fo:text-align="center"/>
      <style:text-properties fo:font-size="9pt"/>
    </style:style>
    <style:style style:name="P8" style:family="paragraph">
      <style:paragraph-properties fo:margin-left="0cm" fo:margin-right="0cm" fo:margin-top="0cm" fo:margin-bottom="0cm" fo:line-height="100%" fo:text-align="start" fo:text-indent="0cm"/>
    </style:style>
    <style:style style:name="P9" style:family="paragraph">
      <style:paragraph-properties fo:text-align="start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font-size="9pt"/>
    </style:style>
    <style:style style:name="P11" style:family="paragraph">
      <loext:graphic-properties draw:fill-color="#adc5e7" draw:opacity="41%"/>
      <style:paragraph-properties fo:text-align="center"/>
      <style:text-properties fo:font-size="9pt" fo:font-weight="normal" style:font-weight-asian="normal" style:font-weight-complex="normal"/>
    </style:style>
    <style:style style:name="P12" style:family="paragraph">
      <loext:graphic-properties draw:fill="none" draw:fill-color="#ffffff"/>
      <style:paragraph-properties fo:text-align="center"/>
      <style:text-properties style:font-name="DejaVu Sans Mono" fo:font-size="9pt" fo:font-weight="bold" style:font-size-asian="13pt" style:font-size-complex="13pt"/>
    </style:style>
    <style:style style:name="P13" style:family="paragraph">
      <loext:graphic-properties draw:fill-color="#fdb94d"/>
      <style:paragraph-properties fo:text-align="center"/>
      <style:text-properties fo:font-size="9pt" style:font-size-asian="9pt" style:font-size-complex="9pt"/>
    </style:style>
    <style:style style:name="P14" style:family="paragraph">
      <loext:graphic-properties draw:fill="none" draw:fill-color="#ffffff"/>
      <style:text-properties fo:color="#f58220" style:font-name="DejaVu Sans Mono" fo:font-size="7pt" fo:font-weight="normal" style:font-size-asian="7pt" style:font-weight-asian="normal" style:font-size-complex="7pt" style:font-weight-complex="normal"/>
    </style:style>
    <style:style style:name="P15" style:family="paragraph">
      <loext:graphic-properties draw:fill-color="#cccccc"/>
      <style:paragraph-properties fo:text-align="center"/>
    </style:style>
    <style:style style:name="P16" style:family="paragraph">
      <loext:graphic-properties draw:fill="none"/>
      <style:paragraph-properties fo:text-align="center"/>
      <style:text-properties fo:color="#f58220"/>
    </style:style>
    <style:style style:name="T1" style:family="text">
      <style:text-properties fo:font-size="9pt"/>
    </style:style>
    <style:style style:name="T2" style:family="text">
      <style:text-properties fo:font-size="9pt" fo:font-weight="bold" style:font-weight-asian="bold" style:font-weight-complex="bold"/>
    </style:style>
    <style:style style:name="T3" style:family="text">
      <style:text-properties fo:font-size="9pt" fo:font-weight="normal" style:font-size-asian="9pt" style:font-weight-asian="normal" style:font-size-complex="9pt" style:font-weight-complex="normal"/>
    </style:style>
    <style:style style:name="T4" style:family="text">
      <style:text-properties fo:font-size="9pt" fo:font-weight="bold" style:font-size-asian="9pt" style:font-weight-asian="bold" style:font-size-complex="9pt" style:font-weight-complex="bold"/>
    </style:style>
    <style:style style:name="T5" style:family="text">
      <style:text-properties fo:font-size="9pt" style:text-underline-style="solid" style:text-underline-width="auto" style:text-underline-color="font-color"/>
    </style:style>
    <style:style style:name="T6" style:family="text">
      <style:text-properties fo:font-size="9pt" fo:font-weight="bold" style:font-size-asian="13pt" style:font-weight-asian="bold" style:font-size-complex="13pt" style:font-weight-complex="bold"/>
    </style:style>
    <style:style style:name="T7" style:family="text">
      <style:text-properties fo:font-size="9pt" style:font-size-asian="13pt" style:font-size-complex="13pt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9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" style:font-size-asian="13pt" style:language-asian="zh" style:country-asian="CN" style:font-style-asian="normal" style:font-weight-asian="bold" style:font-name-complex="Lohit Devanagari" style:font-size-complex="13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9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3pt" style:language-asian="zh" style:country-asian="CN" style:font-style-asian="normal" style:font-weight-asian="normal" style:font-name-complex="Lohit Devanagari" style:font-size-complex="13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fo:font-size="9pt" fo:font-weight="normal" style:font-weight-asian="normal" style:font-weight-complex="normal"/>
    </style:style>
    <style:style style:name="T11" style:family="text">
      <style:text-properties style:font-name="DejaVu Sans Mono" fo:font-size="9pt" fo:font-weight="bold" style:font-size-asian="13pt" style:font-size-complex="13pt"/>
    </style:style>
    <style:style style:name="T12" style:family="text">
      <style:text-properties fo:font-size="9pt" style:font-size-asian="9pt" style:font-size-complex="9pt"/>
    </style:style>
    <style:style style:name="T13" style:family="text">
      <style:text-properties fo:color="#f58220" style:font-name="DejaVu Sans Mono" fo:font-size="7pt" fo:font-weight="normal" style:font-size-asian="7pt" style:font-weight-asian="normal" style:font-size-complex="7pt" style:font-weight-complex="normal"/>
    </style:style>
    <style:style style:name="T14" style:family="text">
      <style:text-properties fo:color="#f58220" style:font-name="DejaVu Sans Mono" fo:font-size="7pt" fo:font-weight="bold" style:font-size-asian="7pt" style:font-weight-asian="bold" style:font-size-complex="7pt" style:font-weight-complex="bold"/>
    </style:style>
    <style:style style:name="T15" style:family="text">
      <style:text-properties fo:font-variant="normal" fo:text-transform="none" fo:color="#f58220" style:text-outline="false" style:text-line-through-style="none" style:text-line-through-type="none" style:text-position="0% 100%" style:font-name="DejaVu Sans Mono" fo:font-size="7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JetBrains Mono" style:font-size-asian="7pt" style:language-asian="zh" style:country-asian="CN" style:font-style-asian="normal" style:font-weight-asian="bold" style:font-name-complex="JetBrains Mono" style:font-size-complex="7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6" style:family="text">
      <style:text-properties fo:color="#f58220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073cm" svg:height="5.14cm" svg:x="9.3cm" svg:y="15.45cm">
          <text:p/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line-skew="0.754cm" svg:x1="3.952cm" svg:y1="11.339cm" svg:x2="13.252cm" svg:y2="16.158cm" draw:end-shape="id1" draw:end-glue-point="0" svg:d="M3952 11339v2913h9300v1906" svg:viewBox="0 0 9301 4820">
          <text:p/>
        </draw:connector>
        <draw:custom-shape draw:style-name="gr3" draw:text-style-name="P1" draw:layer="layout" svg:width="27.94cm" svg:height="9.424cm" svg:x="0cm" svg:y="3.4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073cm" svg:height="5.14cm" svg:x="0cm" svg:y="15.45cm">
          <text:p/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11.995cm" svg:y1="6.446cm" svg:x2="11.995cm" svg:y2="9.958cm" draw:end-shape="id2" draw:end-glue-point="0" svg:d="M11995 6446v3512" svg:viewBox="0 0 1 3513">
          <text:p/>
        </draw:connector>
        <draw:custom-shape draw:style-name="gr4" draw:text-style-name="P5" xml:id="id3" draw:id="id3" draw:layer="layout" svg:width="2.717cm" svg:height="1.394cm" svg:x="22.995cm" svg:y="1.043cm">
          <text:p text:style-name="P4"><text:span text:style-name="T1">Cold storage</text:span></text:p>
          <text:p text:style-name="P4"><text:span text:style-name="T1">Seedphrase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4" draw:id="id4" draw:layer="layout" svg:width="5.935cm" svg:height="1.394cm" svg:x="21.386cm" svg:y="9.958cm">
          <text:p text:style-name="P4"><text:span text:style-name="T2">BIP39</text:span><text:span text:style-name="T1">(seedphrase)</text:span>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svg:x1="24.353cm" svg:y1="2.437cm" svg:x2="24.353cm" svg:y2="9.958cm" draw:start-shape="id3" draw:end-shape="id4" svg:d="M24353 2437v7521" svg:viewBox="0 0 1 7522">
          <text:p text:style-name="P4"><text:span text:style-name="T3">SEEDPHRASE</text:span></text:p>
        </draw:connector>
        <draw:connector draw:style-name="gr6" draw:text-style-name="P3" draw:layer="layout" svg:x1="21.386cm" svg:y1="10.655cm" svg:x2="14.963cm" svg:y2="10.655cm" draw:start-shape="id4" draw:start-glue-point="3" draw:end-shape="id2" svg:d="M21386 10655h-6423" svg:viewBox="0 0 6424 1">
          <text:p text:style-name="P4"><text:span text:style-name="T3">recover / import</text:span></text:p>
        </draw:connector>
        <draw:connector draw:style-name="gr6" draw:text-style-name="P3" draw:layer="layout" svg:x1="11.995cm" svg:y1="5.746cm" svg:x2="11.995cm" svg:y2="7.25cm" draw:start-shape="id5" draw:start-glue-point="2" draw:end-shape="id6" draw:end-glue-point="0" svg:d="M11995 5746v1504" svg:viewBox="0 0 1 1505">
          <text:p text:style-name="P4"><text:span text:style-name="T3">stretch &amp; extend</text:span></text:p>
        </draw:connector>
        <draw:custom-shape draw:style-name="gr4" draw:text-style-name="P5" xml:id="id7" draw:id="id7" draw:layer="layout" svg:width="2.717cm" svg:height="1.394cm" svg:x="8.362cm" svg:y="1.043cm">
          <text:p text:style-name="P4"><text:span text:style-name="T1">User</text:span></text:p>
          <text:p text:style-name="P4"><text:span text:style-name="T1">Email</text:span></text:p>
          <draw:enhanced-geometry svg:viewBox="0 0 21600 21600" draw:type="rectangle" draw:enhanced-path="M 0 0 L 21600 0 21600 21600 0 21600 0 0 Z N"/>
        </draw:custom-shape>
        <draw:custom-shape draw:style-name="gr4" draw:text-style-name="P5" xml:id="id8" draw:id="id8" draw:layer="layout" svg:width="2.717cm" svg:height="1.394cm" svg:x="13.353cm" svg:y="1.043cm">
          <text:p text:style-name="P4"><text:span text:style-name="T1">Keylock</text:span></text:p>
          <text:p text:style-name="P4"><text:span text:style-name="T1">Password/PIN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5" draw:id="id5" draw:layer="layout" svg:width="5.935cm" svg:height="1.394cm" svg:x="9.028cm" svg:y="4.352cm">
          <text:p text:style-name="P4"><text:span text:style-name="T2">ARGON2</text:span><text:span text:style-name="T1">(email, pin)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2" draw:id="id2" draw:layer="layout" svg:width="5.935cm" svg:height="1.394cm" svg:x="9.028cm" svg:y="9.958cm">
          <text:p text:style-name="P4"><text:span text:style-name="T2">HKDF</text:span><text:span text:style-name="T1">(PKM, 2)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9" draw:id="id9" draw:layer="layout" svg:width="5.935cm" svg:height="1.394cm" svg:x="0.985cm" svg:y="9.958cm">
          <text:p text:style-name="P4"><text:span text:style-name="T2">WRAP</text:span><text:span text:style-name="T1">(Eth-privkey)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6" draw:id="id6" draw:layer="layout" svg:width="5.935cm" svg:height="1.394cm" svg:x="9.028cm" svg:y="7.25cm">
          <text:p text:style-name="P4"><text:span text:style-name="T2">HKDF</text:span><text:span text:style-name="T1">(PKM, 1)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12" draw:id="id12" draw:layer="layout" svg:width="5.935cm" svg:height="1.394cm" svg:x="0.985cm" svg:y="7.25cm">
          <text:p text:style-name="P4"><text:span text:style-name="T2">CS</text:span><text:span text:style-name="T1">-privkey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10" draw:id="id10" draw:layer="layout" svg:width="5.935cm" svg:height="1.394cm" svg:x="16.605cm" svg:y="7.25cm">
          <text:p text:style-name="P4"><text:span text:style-name="T1">Device-MAC/Serial</text:span></text:p>
          <draw:enhanced-geometry svg:viewBox="0 0 21600 21600" draw:type="rectangle" draw:enhanced-path="M 0 0 L 21600 0 21600 21600 0 21600 0 0 Z N"/>
        </draw:custom-shape>
        <draw:custom-shape draw:style-name="gr4" draw:text-style-name="P5" xml:id="id11" draw:id="id11" draw:layer="layout" svg:width="2.717cm" svg:height="1.394cm" svg:x="18.234cm" svg:y="1.043cm">
          <text:p text:style-name="P4"><text:span text:style-name="T1">Device</text:span></text:p>
          <text:p text:style-name="P4"><text:span text:style-name="T1">MAC / Serial</text:span>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draw:line-skew="-0.269cm" svg:x1="9.72cm" svg:y1="2.437cm" svg:x2="11.995cm" svg:y2="4.352cm" draw:start-shape="id7" draw:start-glue-point="2" draw:end-shape="id5" svg:d="M9720 2437v689h2275v1226" svg:viewBox="0 0 2276 1916">
          <text:p text:style-name="P4"><text:span text:style-name="T3">EMAIL</text:span></text:p>
        </draw:connector>
        <draw:connector draw:style-name="gr6" draw:text-style-name="P3" draw:layer="layout" draw:line-skew="-0.269cm" svg:x1="14.711cm" svg:y1="2.437cm" svg:x2="11.995cm" svg:y2="4.352cm" draw:start-shape="id8" draw:end-shape="id5" draw:end-glue-point="0" svg:d="M14711 2437v689h-2716v1226" svg:viewBox="0 0 2717 1916">
          <text:p text:style-name="P4"><text:span text:style-name="T3">PIN</text:span></text:p>
        </draw:connector>
        <draw:connector draw:style-name="gr6" draw:text-style-name="P3" draw:layer="layout" svg:x1="9.028cm" svg:y1="10.655cm" svg:x2="6.92cm" svg:y2="10.655cm" draw:start-shape="id2" draw:end-shape="id9" svg:d="M9028 10655h-2108" svg:viewBox="0 0 2109 1">
          <text:p text:style-name="P4"><text:span text:style-name="T3">wrap</text:span></text:p>
        </draw:connector>
        <draw:connector draw:style-name="gr6" draw:text-style-name="P3" draw:layer="layout" svg:x1="16.605cm" svg:y1="7.947cm" svg:x2="14.963cm" svg:y2="7.947cm" draw:start-shape="id10" draw:start-glue-point="3" draw:end-shape="id6" draw:end-glue-point="1" svg:d="M16605 7947h-1642" svg:viewBox="0 0 1643 1">
          <text:p text:style-name="P4"><text:span text:style-name="T3">salt</text:span></text:p>
        </draw:connector>
        <draw:connector draw:style-name="gr6" draw:text-style-name="P3" draw:layer="layout" svg:x1="19.592cm" svg:y1="2.437cm" svg:x2="19.572cm" svg:y2="7.25cm" draw:start-shape="id11" draw:start-glue-point="2" draw:end-shape="id10" draw:end-glue-point="0" svg:d="M19592 2437v2407h-20v2406" svg:viewBox="0 0 21 4814">
          <text:p text:style-name="P4"><text:span text:style-name="T3">DEVICE-SERIAL</text:span></text:p>
        </draw:connector>
        <draw:connector draw:style-name="gr6" draw:text-style-name="P3" draw:layer="layout" svg:x1="9.028cm" svg:y1="7.947cm" svg:x2="6.92cm" svg:y2="7.947cm" draw:start-shape="id6" draw:start-glue-point="3" draw:end-shape="id12" svg:d="M9028 7947h-2108" svg:viewBox="0 0 2109 1">
          <text:p text:style-name="P4"><text:span text:style-name="T3">seed</text:span></text:p>
        </draw:connector>
        <draw:custom-shape draw:style-name="gr7" draw:text-style-name="P7" xml:id="id13" draw:id="id13" draw:layer="layout" svg:width="5.935cm" svg:height="1.394cm" svg:x="0.985cm" svg:y="16.158cm">
          <text:p text:style-name="P4"><text:span text:style-name="T2">WRAP</text:span><text:span text:style-name="T1">(Eth-privkey)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svg:x1="3.952cm" svg:y1="11.352cm" svg:x2="3.952cm" svg:y2="16.158cm" draw:start-shape="id9" draw:start-glue-point="2" draw:end-shape="id13" svg:d="M3952 11352v4806" svg:viewBox="0 0 1 4807">
          <text:p text:style-name="P4"><text:span text:style-name="T3">pair (</text:span><text:span text:style-name="T4">SPAKE2</text:span><text:span text:style-name="T3">)</text:span></text:p>
        </draw:connector>
        <draw:custom-shape draw:style-name="gr8" draw:text-style-name="P5" xml:id="id14" draw:id="id14" draw:layer="layout" svg:width="2.717cm" svg:height="1.394cm" svg:x="2.594cm" svg:y="1.043cm">
          <text:p text:style-name="P4"><text:span text:style-name="T1">2FA</text:span>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svg:x1="3.952cm" svg:y1="2.437cm" svg:x2="3.952cm" svg:y2="7.25cm" draw:start-shape="id14" draw:end-shape="id12" svg:d="M3952 2437v4813" svg:viewBox="0 0 1 4814">
          <text:p text:style-name="P4"><text:span text:style-name="T3">TOTP-CODE</text:span></text:p>
        </draw:connector>
        <draw:frame draw:style-name="gr9" draw:text-style-name="P10" draw:layer="layout" svg:width="7.782cm" svg:height="3.099cm" svg:x="18.521cm" svg:y="15.792cm">
          <draw:text-box>
            <text:p text:style-name="P8"><text:span text:style-name="T5">Status:</text:span></text:p>
            <text:p text:style-name="P8"><text:span text:style-name="T1"/></text:p>
            <text:list text:style-name="L2">
              <text:list-item>
                <text:p text:style-name="P8"><text:span text:style-name="T6">CS</text:span><text:span text:style-name="T7">: Existing WAMP-Cryptosign in Autobahn</text:span></text:p>
              </text:list-item>
              <text:list-item>
                <text:p text:style-name="P9"><text:span text:style-name="T6">ARGON2</text:span><text:span text:style-name="T7">: new PR #1479 on Autobahn</text:span></text:p>
              </text:list-item>
              <text:list-item>
                <text:p text:style-name="P9"><text:span text:style-name="T8">HKDF</text:span><text:span text:style-name="T9">: </text:span><text:span text:style-name="T7">new PR #1479 on Autobahn</text:span></text:p>
              </text:list-item>
              <text:list-item>
                <text:p text:style-name="P9"><text:span text:style-name="T6">BIP39</text:span><text:span text:style-name="T7">: existing helper in Autobahn</text:span></text:p>
              </text:list-item>
              <text:list-item>
                <text:p text:style-name="P9"><text:span text:style-name="T6">WRAP</text:span><text:span text:style-name="T7">: this is using XOR as wrapper</text:span></text:p>
              </text:list-item>
              <text:list-item>
                <text:p text:style-name="P9"><text:span text:style-name="T8">SPAKE2</text:span><text:span text:style-name="T9">: </text:span><text:span text:style-name="T7">new PR #1479 on Autobahn</text:span></text:p>
              </text:list-item>
            </text:list>
          </draw:text-box>
        </draw:frame>
        <draw:custom-shape draw:style-name="gr7" draw:text-style-name="P11" draw:layer="layout" svg:width="5.935cm" svg:height="1.394cm" svg:x="0.985cm" svg:y="17.858cm">
          <text:p text:style-name="P4"><text:span text:style-name="T10">Email Verification Code (SPAKE2)</text:span></text:p>
          <draw:enhanced-geometry svg:viewBox="0 0 21600 21600" draw:type="rectangle" draw:enhanced-path="M 0 0 L 21600 0 21600 21600 0 21600 0 0 Z N"/>
        </draw:custom-shape>
        <draw:frame draw:style-name="gr10" draw:text-style-name="P12" draw:layer="layout" svg:width="8.034cm" svg:height="0.78cm" svg:x="0cm" svg:y="19.814cm">
          <draw:text-box>
            <text:p text:style-name="P4"><text:span text:style-name="T11">HostedUserDevice (HUD)</text:span></text:p>
          </draw:text-box>
        </draw:frame>
        <draw:frame draw:style-name="gr11" draw:text-style-name="P12" draw:layer="layout" svg:width="27.94cm" svg:height="0.83cm" svg:x="0cm" svg:y="12.104cm">
          <draw:text-box>
            <text:p text:style-name="P4"><text:span text:style-name="T11">EndpointUserDevice (EUD)</text:span></text:p>
          </draw:text-box>
        </draw:frame>
        <draw:custom-shape draw:style-name="gr12" draw:text-style-name="P13" draw:layer="layout" svg:width="5.388cm" svg:height="1.661cm" svg:x="5.441cm" svg:y="13.321cm">
          <text:p text:style-name="P4"><text:span text:style-name="T12">Optional HUD feature allows</text:span></text:p>
          <text:p text:style-name="P4"><text:span text:style-name="T12">complete account recovery</text:span></text:p>
          <text:p text:style-name="P4"><text:span text:style-name="T12">only using email and password/PIN.</text:span></text:p>
          <draw:enhanced-geometry svg:viewBox="0 0 21600 21600" draw:text-areas="800 800 20800 20800" draw:type="round-rectangular-callout" draw:modifiers="5647.50417517165 27890.252707581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7" xml:id="id1" draw:id="id1" draw:layer="layout" svg:width="5.935cm" svg:height="1.394cm" svg:x="10.285cm" svg:y="16.158cm">
          <text:p text:style-name="P4"><text:span text:style-name="T2">WRAP</text:span><text:span text:style-name="T1">(Eth-privkey)</text:span>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5.935cm" svg:height="1.394cm" svg:x="10.285cm" svg:y="17.858cm">
          <text:p text:style-name="P4"><text:span text:style-name="T10">Device Display Code (SPAKE2)</text:span></text:p>
          <draw:enhanced-geometry svg:viewBox="0 0 21600 21600" draw:type="rectangle" draw:enhanced-path="M 0 0 L 21600 0 21600 21600 0 21600 0 0 Z N"/>
        </draw:custom-shape>
        <draw:frame draw:style-name="gr10" draw:text-style-name="P12" draw:layer="layout" svg:width="8.034cm" svg:height="0.78cm" svg:x="9.3cm" svg:y="19.814cm">
          <draw:text-box>
            <text:p text:style-name="P4"><text:span text:style-name="T11">EndpointUserDevice (EUD)</text:span></text:p>
          </draw:text-box>
        </draw:frame>
        <draw:custom-shape draw:style-name="gr13" draw:text-style-name="P13" draw:layer="layout" svg:width="5.93cm" svg:height="1.661cm" svg:x="14.62cm" svg:y="13.281cm">
          <text:p text:style-name="P4"><text:span text:style-name="T12">Multiple user EUDs can be paired and</text:span></text:p>
          <text:p text:style-name="P4"><text:span text:style-name="T12">complete account recovery is possible</text:span></text:p>
          <text:p text:style-name="P4"><text:span text:style-name="T12">unless all devices are lost.</text:span></text:p>
          <draw:enhanced-geometry svg:viewBox="0 0 21600 21600" draw:text-areas="800 800 20800 20800" draw:type="round-rectangular-callout" draw:modifiers="7105.31107738998 27890.252707581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4" draw:text-style-name="P14" draw:layer="layout" svg:width="7.84cm" svg:height="0.704cm" svg:x="20.1cm" svg:y="11.336cm">
          <draw:text-box>
            <text:p><text:span text:style-name="T13">from autobahn.xbr import </text:span><text:span text:style-name="T14">account_from_seedphrase</text:span></text:p>
          </draw:text-box>
        </draw:frame>
        <draw:frame draw:style-name="gr14" draw:text-style-name="P14" draw:layer="layout" svg:width="3.801cm" svg:height="0.704cm" svg:x="12.509cm" svg:y="11.336cm">
          <draw:text-box>
            <text:p><text:span text:style-name="T13">from hkdf import </text:span><text:span text:style-name="T14">Hkdf</text:span></text:p>
          </draw:text-box>
        </draw:frame>
        <draw:frame draw:style-name="gr14" draw:text-style-name="P14" draw:layer="layout" svg:width="7.84cm" svg:height="0.704cm" svg:x="4.469cm" svg:y="5.656cm">
          <draw:text-box>
            <text:p><text:span text:style-name="T13">from autobahn.xbr import </text:span><text:span text:style-name="T15">pkm_from_argon2_secret</text:span></text:p>
          </draw:text-box>
        </draw:frame>
        <draw:frame draw:style-name="gr14" draw:text-style-name="P14" draw:layer="layout" svg:width="3.801cm" svg:height="0.704cm" svg:x="12.51cm" svg:y="8.717cm">
          <draw:text-box>
            <text:p><text:span text:style-name="T13">from hkdf import </text:span><text:span text:style-name="T14">Hkdf</text:span></text:p>
          </draw:text-box>
        </draw:frame>
        <draw:frame draw:style-name="gr14" draw:text-style-name="P14" draw:layer="layout" svg:width="7.84cm" svg:height="0.704cm" svg:x="4.469cm" svg:y="11.336cm">
          <draw:text-box>
            <text:p><text:span text:style-name="T13">from autobahn.util import </text:span><text:span text:style-name="T15">xor</text:span></text:p>
          </draw:text-box>
        </draw:frame>
      </draw:page>
      <draw:page draw:name="page2" draw:style-name="dp1" draw:master-page-name="Default">
        <draw:custom-shape draw:style-name="gr15" draw:text-style-name="P4" xml:id="id15" draw:id="id15" draw:layer="layout" svg:width="9.83cm" svg:height="2.53cm" svg:x="2.423cm" svg:y="15.956cm">
          <text:p text:style-name="P4">warner/python-spake2</text:p>
          <draw:enhanced-geometry svg:viewBox="0 0 21600 21600" draw:type="rectangle" draw:enhanced-path="M 0 0 L 21600 0 21600 21600 0 21600 0 0 Z N"/>
        </draw:custom-shape>
        <draw:custom-shape draw:style-name="gr16" draw:text-style-name="P15" xml:id="id16" draw:id="id16" draw:layer="layout" svg:width="9.83cm" svg:height="2.53cm" svg:x="2.423cm" svg:y="3.863cm">
          <text:p text:style-name="P4">magic-wormhole/magic-wormhole</text:p>
          <draw:enhanced-geometry svg:viewBox="0 0 21600 21600" draw:type="rectangle" draw:enhanced-path="M 0 0 L 21600 0 21600 21600 0 21600 0 0 Z N"/>
        </draw:custom-shape>
        <draw:custom-shape draw:style-name="gr16" draw:text-style-name="P15" xml:id="id18" draw:id="id18" draw:layer="layout" svg:width="9.83cm" svg:height="2.53cm" svg:x="14.947cm" svg:y="3.882cm">
          <text:p text:style-name="P4"><text:s/>crossbario/crossbarfx</text:p>
          <draw:enhanced-geometry svg:viewBox="0 0 21600 21600" draw:type="rectangle" draw:enhanced-path="M 0 0 L 21600 0 21600 21600 0 21600 0 0 Z N"/>
        </draw:custom-shape>
        <draw:custom-shape draw:style-name="gr16" draw:text-style-name="P15" xml:id="id17" draw:id="id17" draw:layer="layout" svg:width="9.83cm" svg:height="2.53cm" svg:x="14.947cm" svg:y="10.994cm">
          <text:p text:style-name="P4">crossbario/autobahn-python</text:p>
          <draw:enhanced-geometry svg:viewBox="0 0 21600 21600" draw:type="rectangle" draw:enhanced-path="M 0 0 L 21600 0 21600 21600 0 21600 0 0 Z N"/>
        </draw:custom-shape>
        <draw:connector draw:style-name="gr17" draw:text-style-name="P3" draw:layer="layout" svg:x1="7.338cm" svg:y1="15.956cm" svg:x2="7.338cm" svg:y2="6.393cm" draw:start-shape="id15" draw:start-glue-point="0" draw:end-shape="id16" draw:end-glue-point="2" svg:d="M7338 15956v-9563" svg:viewBox="0 0 1 9564">
          <text:p/>
        </draw:connector>
        <draw:connector draw:style-name="gr17" draw:text-style-name="P3" draw:layer="layout" draw:line-skew="0.471cm" svg:x1="19.862cm" svg:y1="10.994cm" svg:x2="7.338cm" svg:y2="6.393cm" draw:start-shape="id17" draw:start-glue-point="0" draw:end-shape="id16" draw:end-glue-point="2" svg:d="M19862 10994v-1829h-12524v-2772" svg:viewBox="0 0 12525 4602">
          <text:p/>
        </draw:connector>
        <draw:connector draw:style-name="gr18" draw:text-style-name="P16" draw:layer="layout" svg:x1="12.253cm" svg:y1="17.221cm" svg:x2="19.862cm" svg:y2="13.524cm" draw:start-shape="id15" draw:start-glue-point="1" draw:end-shape="id17" draw:end-glue-point="2" svg:d="M12253 17221h7609v-3697" svg:viewBox="0 0 7610 3698">
          <text:p text:style-name="P4"><text:span text:style-name="T16">NEW (PR #1479)</text:span></text:p>
        </draw:connector>
        <draw:connector draw:style-name="gr17" draw:text-style-name="P3" draw:layer="layout" svg:x1="19.862cm" svg:y1="10.994cm" svg:x2="19.862cm" svg:y2="6.412cm" draw:start-shape="id17" draw:end-shape="id18" draw:end-glue-point="2" svg:d="M19862 10994v-4582" svg:viewBox="0 0 1 458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JetBrains Mono" svg:font-family="'JetBrains Mono'" style:font-family-generic="modern"/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faa61a" draw:marker-start-width="0.2cm" draw:marker-start-center="false" draw:marker-end-width="0.2cm" draw:marker-end-center="false" svg:stroke-opacity="100%" draw:stroke-linejoin="round" svg:stroke-linecap="butt" draw:fill="solid" draw:fill-color="#cccccc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2.28cm" fo:min-width="9.33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3-26T05:19:10.266069301</meta:creation-date>
    <dc:date>2021-03-26T08:27:39.372732683</dc:date>
    <meta:editing-duration>PT1H19M28S</meta:editing-duration>
    <meta:editing-cycles>23</meta:editing-cycles>
    <meta:generator>LibreOffice/6.0.7.3$Linux_X86_64 LibreOffice_project/00m0$Build-3</meta:generator>
    <meta:document-statistic meta:object-count="51"/>
  </office:meta>
</office:document-meta>
</file>